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de6a" officeooo:paragraph-rsid="001bd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LKER es un software para análisis de Código fuente mediante técnica de keylogger y captura de pantalla en video para análisis de laboratorio.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02:14.314584901</meta:creation-date>
    <dc:date>2019-10-16T21:04:59.585243604</dc:date>
    <meta:editing-duration>PT2M50S</meta:editing-duration>
    <meta:editing-cycles>1</meta:editing-cycles>
    <meta:document-statistic meta:table-count="0" meta:image-count="0" meta:object-count="0" meta:page-count="1" meta:paragraph-count="2" meta:word-count="23" meta:character-count="145" meta:non-whitespace-character-count="122"/>
    <meta:generator>LibreOffice/6.0.7.3.0$Linux_X86_64 LibreOffice_project/00$Build-3</meta:generator>
  </office:meta>
</office:document-meta>
</file>